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02cm"/>
    </style:style>
    <style:style style:name="gr2" style:family="graphic" style:parent-style-name="standard">
      <style:graphic-properties draw:stroke="solid" svg:stroke-color="#000000" draw:fill="none" draw:fill-color="#ffffff" draw:textarea-vertical-align="middle" fo:min-height="2.036cm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731cm" svg:height="1.27cm" svg:x="2.413cm" svg:y="4.191cm">
          <draw:text-box>
            <text:p text:style-name="P1"><text:span text:style-name="T1">fiber quantum</text:span></text:p>
          </draw:text-box>
        </draw:frame>
        <draw:frame draw:style-name="gr1" draw:text-style-name="P2" draw:layer="layout" svg:width="6.731cm" svg:height="1.27cm" svg:x="2.413cm" svg:y="6.223cm">
          <draw:text-box>
            <text:p text:style-name="P1"><text:span text:style-name="T1">fiber sync</text:span></text:p>
          </draw:text-box>
        </draw:frame>
        <draw:frame draw:style-name="gr1" draw:text-style-name="P2" draw:layer="layout" svg:width="3.81cm" svg:height="1.27cm" svg:x="11.049cm" svg:y="4.191cm">
          <draw:text-box>
            <text:p text:style-name="P1"><text:span text:style-name="T1">delay line</text:span></text:p>
          </draw:text-box>
        </draw:frame>
        <draw:frame draw:style-name="gr1" draw:text-style-name="P2" draw:layer="layout" svg:width="3.81cm" svg:height="1.27cm" svg:x="11.049cm" svg:y="6.223cm">
          <draw:text-box>
            <text:p text:style-name="P1"><text:span text:style-name="T1">delay line</text:span></text:p>
          </draw:text-box>
        </draw:frame>
        <draw:frame draw:style-name="gr2" draw:text-style-name="P2" draw:layer="layout" svg:width="2.159cm" svg:height="2.286cm" svg:x="9.017cm" svg:y="0.889cm">
          <draw:text-box>
            <text:p text:style-name="P1"><text:span text:style-name="T1">noise photon source</text:span></text:p>
          </draw:text-box>
        </draw:frame>
        <draw:custom-shape draw:style-name="gr3" draw:text-style-name="P1" draw:layer="layout" svg:width="15.113cm" svg:height="8.382cm" svg:x="1.143cm" svg:y="0.1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143cm" svg:y1="4.826cm" svg:x2="2.413cm" svg:y2="4.826cm">
          <text:p/>
        </draw:line>
        <draw:line draw:style-name="gr4" draw:text-style-name="P1" draw:layer="layout" svg:x1="1.143cm" svg:y1="6.858cm" svg:x2="2.413cm" svg:y2="6.858cm">
          <text:p/>
        </draw:line>
        <draw:line draw:style-name="gr4" draw:text-style-name="P1" draw:layer="layout" svg:x1="9.144cm" svg:y1="4.826cm" svg:x2="11.049cm" svg:y2="4.826cm">
          <text:p/>
        </draw:line>
        <draw:line draw:style-name="gr4" draw:text-style-name="P1" draw:layer="layout" svg:x1="9.144cm" svg:y1="6.858cm" svg:x2="11.049cm" svg:y2="6.858cm">
          <text:p/>
        </draw:line>
        <draw:line draw:style-name="gr4" draw:text-style-name="P1" draw:layer="layout" svg:x1="14.859cm" svg:y1="4.826cm" svg:x2="16.256cm" svg:y2="4.826cm">
          <text:p/>
        </draw:line>
        <draw:line draw:style-name="gr4" draw:text-style-name="P1" draw:layer="layout" svg:x1="14.859cm" svg:y1="6.858cm" svg:x2="16.256cm" svg:y2="6.858cm">
          <text:p/>
        </draw:line>
        <draw:line draw:style-name="gr4" draw:text-style-name="P1" draw:layer="layout" svg:x1="10.033cm" svg:y1="4.445cm" svg:x2="11.049cm" svg:y2="4.445cm">
          <text:p/>
        </draw:line>
        <draw:line draw:style-name="gr5" draw:text-style-name="P1" draw:layer="layout" svg:x1="10.033cm" svg:y1="3.175cm" svg:x2="10.033cm" svg:y2="4.445cm">
          <text:p/>
        </draw:line>
        <draw:frame draw:style-name="gr6" draw:text-style-name="P3" draw:layer="layout" svg:width="1.27cm" svg:height="0.645cm" svg:x="-0.127cm" svg:y="4.445cm">
          <draw:text-box>
            <text:p><text:span text:style-name="T2">in_q</text:span></text:p>
          </draw:text-box>
        </draw:frame>
        <draw:frame draw:style-name="gr6" draw:text-style-name="P3" draw:layer="layout" svg:width="1.27cm" svg:height="0.645cm" svg:x="-0.127cm" svg:y="6.477cm">
          <draw:text-box>
            <text:p><text:span text:style-name="T2">in_s</text:span></text:p>
          </draw:text-box>
        </draw:frame>
        <draw:frame draw:style-name="gr6" draw:text-style-name="P3" draw:layer="layout" svg:width="1.397cm" svg:height="0.645cm" svg:x="16.383cm" svg:y="4.572cm">
          <draw:text-box>
            <text:p><text:span text:style-name="T2">out_q</text:span></text:p>
          </draw:text-box>
        </draw:frame>
        <draw:frame draw:style-name="gr6" draw:text-style-name="P3" draw:layer="layout" svg:width="1.524cm" svg:height="0.645cm" svg:x="16.383cm" svg:y="6.477cm">
          <draw:text-box>
            <text:p><text:span text:style-name="T2">out_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26cm" fo:page-height="8.6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Grabenweger</meta:initial-creator>
    <meta:creation-date>2013-09-11T10:36:26</meta:creation-date>
    <dc:date>2013-09-13T12:07:28</dc:date>
    <dc:creator>Philipp Grabenweger</dc:creator>
    <meta:editing-duration>PT9M39S</meta:editing-duration>
    <meta:editing-cycles>6</meta:editing-cycles>
    <meta:generator>LibreOffice/3.5$Linux_X86_64 LibreOffice_project/350m1$Build-2</meta:generator>
    <meta:document-statistic meta:object-count="18"/>
  </office:meta>
</office:document-meta>
</file>